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pitch="variable"/>
    <style:font-face style:name="Arial" svg:font-family="Arial" style:font-family-generic="swiss"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36pt"/>
    </style:style>
    <style:style style:name="co2" style:family="table-column">
      <style:table-column-properties fo:break-before="auto" style:column-width="73.25pt"/>
    </style:style>
    <style:style style:name="co3" style:family="table-column">
      <style:table-column-properties fo:break-before="auto" style:column-width="97.4pt"/>
    </style:style>
    <style:style style:name="co4" style:family="table-column">
      <style:table-column-properties fo:break-before="auto" style:column-width="120.76pt"/>
    </style:style>
    <style:style style:name="co5" style:family="table-column">
      <style:table-column-properties fo:break-before="auto" style:column-width="173.11pt"/>
    </style:style>
    <style:style style:name="co6" style:family="table-column">
      <style:table-column-properties fo:break-before="auto" style:column-width="870.49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8.15pt" fo:break-before="auto" style:use-optimal-row-height="true"/>
    </style:style>
    <style:style style:name="ro3" style:family="table-row">
      <style:table-row-properties style:row-height="44.19pt" fo:break-before="auto" style:use-optimal-row-height="true"/>
    </style:style>
    <style:style style:name="ro4" style:family="table-row">
      <style:table-row-properties style:row-height="23.9pt" fo:break-before="auto" style:use-optimal-row-height="true"/>
    </style:style>
    <style:style style:name="ro5" style:family="table-row">
      <style:table-row-properties style:row-height="69.65pt" fo:break-before="auto" style:use-optimal-row-height="true"/>
    </style:style>
    <style:style style:name="ro6" style:family="table-row">
      <style:table-row-properties style:row-height="80.9pt" fo:break-before="auto" style:use-optimal-row-height="true"/>
    </style:style>
    <style:style style:name="ro7" style:family="table-row">
      <style:table-row-properties style:row-height="65.45pt" fo:break-before="auto" style:use-optimal-row-height="true"/>
    </style:style>
    <style:style style:name="ro8" style:family="table-row">
      <style:table-row-properties style:row-height="114.8pt" fo:break-before="auto" style:use-optimal-row-height="true"/>
    </style:style>
    <style:style style:name="ro9" style:family="table-row">
      <style:table-row-properties style:row-height="151.51pt" fo:break-before="auto" style:use-optimal-row-height="true"/>
    </style:style>
    <style:style style:name="ro10" style:family="table-row">
      <style:table-row-properties style:row-height="86.54pt" fo:break-before="auto" style:use-optimal-row-height="true"/>
    </style:style>
    <style:style style:name="ro11" style:family="table-row">
      <style:table-row-properties style:row-height="112pt" fo:break-before="auto" style:use-optimal-row-height="true"/>
    </style:style>
    <style:style style:name="ro12" style:family="table-row">
      <style:table-row-properties style:row-height="30.1pt" fo:break-before="auto" style:use-optimal-row-height="true"/>
    </style:style>
    <style:style style:name="ro13" style:family="table-row">
      <style:table-row-properties style:row-height="43.6pt" fo:break-before="auto" style:use-optimal-row-height="true"/>
    </style:style>
    <style:style style:name="ro14" style:family="table-row">
      <style:table-row-properties style:row-height="58.34pt" fo:break-before="auto" style:use-optimal-row-height="true"/>
    </style:style>
    <style:style style:name="ro15" style:family="table-row">
      <style:table-row-properties style:row-height="41.81pt" fo:break-before="auto" style:use-optimal-row-height="true"/>
    </style:style>
    <style:style style:name="ro16" style:family="table-row">
      <style:table-row-properties style:row-height="41.5pt" fo:break-before="auto" style:use-optimal-row-height="true"/>
    </style:style>
    <style:style style:name="ro17" style:family="table-row">
      <style:table-row-properties style:row-height="69pt" fo:break-before="auto" style:use-optimal-row-height="true"/>
    </style:style>
    <style:style style:name="ro18" style:family="table-row">
      <style:table-row-properties style:row-height="47.06pt" fo:break-before="auto" style:use-optimal-row-height="true"/>
    </style:style>
    <style:style style:name="ro19" style:family="table-row">
      <style:table-row-properties style:row-height="91.5pt" fo:break-before="auto" style:use-optimal-row-height="true"/>
    </style:style>
    <style:style style:name="ro20" style:family="table-row">
      <style:table-row-properties style:row-height="92.21pt" fo:break-before="auto" style:use-optimal-row-height="true"/>
    </style:style>
    <style:style style:name="ro21" style:family="table-row">
      <style:table-row-properties style:row-height="24.46pt" fo:break-before="auto" style:use-optimal-row-height="true"/>
    </style:style>
    <style:style style:name="ro22" style:family="table-row">
      <style:table-row-properties style:row-height="35.74pt" fo:break-before="auto" style:use-optimal-row-height="true"/>
    </style:style>
    <style:style style:name="ro23" style:family="table-row">
      <style:table-row-properties style:row-height="72.45pt" fo:break-before="auto" style:use-optimal-row-height="true"/>
    </style:style>
    <style:style style:name="ro24" style:family="table-row">
      <style:table-row-properties style:row-height="56.0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font-name="Liberation Sans" fo:font-size="10pt" fo:font-weight="bold" style:font-size-asian="10pt" style:font-weight-asian="bold" style:font-size-complex="10pt" style:font-weight-complex="bold"/>
    </style:style>
    <style:style style:name="ce2" style:family="table-cell" style:parent-style-name="Default">
      <style:table-cell-properties fo:background-color="transparent"/>
      <style:text-properties style:font-name="Liberation Sans" fo:font-size="10pt" fo:font-weight="normal" style:font-size-asian="10pt" style:font-weight-asian="normal" style:font-size-complex="10pt" style:font-weight-complex="normal"/>
    </style:style>
    <style:style style:name="ce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fo:background-color="transparen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 style:family="text">
      <style:text-properties fo:color="#000000"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3" style:family="text">
      <style:text-properties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4" style:family="text">
      <style:text-properties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5" style:family="text">
      <style:text-properties style:font-name="Arial" fo:font-size="12pt" style:font-style-asian="normal" style:font-weight-complex="bold" style:font-weight-asian="bold" style:font-size-complex="12pt" style:font-size-asian="12pt" style:text-position="0% 100%" fo:text-shadow="none" style:text-outline="false" fo:font-style="normal" style:text-line-through-type="none" style:text-underline-style="none" style:text-underline-color="font-color" fo:font-weight="bold" style:font-style-complex="normal"/>
    </style:style>
    <style:style style:name="T6" style:family="text">
      <style:text-properties style:font-name="Arial" fo:font-size="12pt" style:font-style-asian="normal" style:font-size-complex="12pt" style:font-size-asian="12pt" style:text-position="0% 100%" fo:text-shadow="none" style:text-outline="false" fo:font-style="normal" style:text-line-through-type="none" style:text-underline-style="none" style:text-underline-color="font-color" style:font-style-complex="normal" fo:font-weight="normal" style:font-weight-asian="normal" style:font-weight-complex="normal"/>
    </style:style>
    <style:style style:name="T7" style:family="text">
      <style:text-properties fo:color="#000000" style:font-name="Arial"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table table:name="Competencie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1018" table:default-cell-style-name="ce2"/>
        <table:table-row table:style-name="ro1">
          <table:table-cell table:style-name="ce1" office:value-type="string" calcext:value-type="string">
            <text:p>ID</text:p>
          </table:table-cell>
          <table:table-cell table:style-name="ce1" office:value-type="string" calcext:value-type="string">
            <text:p>Vertical</text:p>
          </table:table-cell>
          <table:table-cell table:style-name="ce1" office:value-type="string" calcext:value-type="string">
            <text:p>Specialism</text:p>
          </table:table-cell>
          <table:table-cell table:style-name="ce4" office:value-type="string" calcext:value-type="string">
            <text:p>Competency Category</text:p>
          </table:table-cell>
          <table:table-cell table:style-name="ce1" office:value-type="string" calcext:value-type="string">
            <text:p>Copyedited description</text:p>
          </table:table-cell>
          <table:table-cell table:style-name="ce4" office:value-type="string" calcext:value-type="string">
            <text:p>Competency description</text:p>
          </table:table-cell>
          <table:table-cell table:style-name="ce1" table:number-columns-repeated="1018"/>
        </table:table-row>
        <table:table-row table:style-name="ro2">
          <table:table-cell office:value-type="float" office:value="1" calcext:value-type="float">
            <text:p>1</text:p>
          </table:table-cell>
          <table:table-cell office:value-type="string" calcext:value-type="string">
            <text:p>Legal Support</text:p>
          </table:table-cell>
          <table:table-cell/>
          <table:table-cell table:style-name="ce3" office:value-type="string" calcext:value-type="string">
            <text:p>Business Acumen &amp; Problem-solving</text:p>
          </table:table-cell>
          <table:table-cell table:style-name="ce3" office:value-type="string" calcext:value-type="string">
            <text:p>Make decisions based on evidence</text:p>
          </table:table-cell>
          <table:table-cell table:style-name="ce3" office:value-type="string" calcext:value-type="string">
            <text:p><text:span text:style-name="T1">Facilitate evidence-based decision-making in legal services environments.</text:span></text:p>
            <text:p><text:span text:style-name="T2">Organise empirical information in a manner appropriate to be presented to senior management for a range of planning and decision-making actions.</text:span></text:p>
          </table:table-cell>
          <table:table-cell table:number-columns-repeated="1018"/>
        </table:table-row>
        <table:table-row table:style-name="ro3">
          <table:table-cell office:value-type="float" office:value="2" calcext:value-type="float">
            <text:p>2</text:p>
          </table:table-cell>
          <table:table-cell office:value-type="string" calcext:value-type="string">
            <text:p>Legal Support</text:p>
          </table:table-cell>
          <table:table-cell/>
          <table:table-cell table:style-name="ce3" office:value-type="string" calcext:value-type="string">
            <text:p>Communication &amp; Teamwork</text:p>
          </table:table-cell>
          <table:table-cell table:style-name="ce3" office:value-type="string" calcext:value-type="string">
            <text:p>Negotiate and manage conflicts</text:p>
          </table:table-cell>
          <table:table-cell table:style-name="ce3" office:value-type="string" calcext:value-type="string">
            <text:p><text:span text:style-name="T1">Perform conflict management and negotiation in legal services environments.</text:span></text:p>
            <text:p><text:span text:style-name="T2">Apply appropriate conflict management and negotiation strategies to address complaints and grievances, resolve conflicts and settle disputes arising in the workplace and in work-related contexts.</text:span></text:p>
          </table:table-cell>
          <table:table-cell table:number-columns-repeated="1018"/>
        </table:table-row>
        <table:table-row table:style-name="ro3">
          <table:table-cell office:value-type="float" office:value="3" calcext:value-type="float">
            <text:p>3</text:p>
          </table:table-cell>
          <table:table-cell office:value-type="string" calcext:value-type="string">
            <text:p>Legal Support</text:p>
          </table:table-cell>
          <table:table-cell/>
          <table:table-cell table:style-name="ce3" office:value-type="string" calcext:value-type="string">
            <text:p>Communication &amp; Teamwork</text:p>
          </table:table-cell>
          <table:table-cell table:style-name="ce3" office:value-type="string" calcext:value-type="string">
            <text:p>Foster and motivate teams</text:p>
          </table:table-cell>
          <table:table-cell table:style-name="ce3" office:value-type="string" calcext:value-type="string">
            <text:p><text:span text:style-name="T1">Foster and motivate effective and engaged teams in legal services environments.</text:span></text:p>
            <text:p><text:span text:style-name="T2">Motivate and support collaborative and cooperative approaches to innovation, productivity and problem-solving in the workplace based on principles of professional respect, trust, accountability, continuous improvement and lifelong learning.</text:span></text:p>
          </table:table-cell>
          <table:table-cell table:number-columns-repeated="1018"/>
        </table:table-row>
        <table:table-row table:style-name="ro3">
          <table:table-cell office:value-type="float" office:value="4" calcext:value-type="float">
            <text:p>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Use data analytics tools</text:p>
          </table:table-cell>
          <table:table-cell table:style-name="ce3" office:value-type="string" calcext:value-type="string">
            <text:p><text:span text:style-name="T1">Use data analystics tools relevant to legal services environments.</text:span></text:p>
            <text:p><text:span text:style-name="T2">Perform data analysis using relevant software tools to inform senior management's strategic planning, monitor KPIs and identify trends impacting the legal services environment. </text:span></text:p>
          </table:table-cell>
          <table:table-cell table:number-columns-repeated="1018"/>
        </table:table-row>
        <table:table-row table:style-name="ro4">
          <table:table-cell office:value-type="float" office:value="5" calcext:value-type="float">
            <text:p>5</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Promote or organise community service or pro bono work</text:p>
          </table:table-cell>
          <table:table-cell table:style-name="ce3" office:value-type="string" calcext:value-type="string">
            <text:p>Promote and demonstrate a commitment to community service by undertaking or facilitating pro bono work.</text:p>
          </table:table-cell>
          <table:table-cell table:number-columns-repeated="1018"/>
        </table:table-row>
        <table:table-row table:style-name="ro5">
          <table:table-cell office:value-type="float" office:value="6" calcext:value-type="float">
            <text:p>6</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Specialisms</text:p>
          </table:table-cell>
          <table:table-cell office:value-type="string" calcext:value-type="string">
            <text:p>Handle family law matters</text:p>
          </table:table-cell>
          <table:table-cell table:style-name="ce3" office:value-type="string" calcext:value-type="string">
            <text:p>Demonstrate mastery of procedural aspects of legal matters relating to divorce, variation or enforcement of Court orders on ancillary matters in divorce (e.g. maintenance of ex-wife and children, division of assets and properties), adoption, custody of children, proceedings in the Family Court for maintenance and personal protection orders etc.</text:p>
            <text:p>Manage assigned case files for non-contentious matters by conducting client interviews and taking instructions and drafting advice; drafting correspondence and legal documents; negotiating settlements.</text:p>
            <text:p>Undertake mediation of disputes to facilitate out-of-court settlement.</text:p>
            <text:p>Assist in contentious matters by undertaking duties like discovery, scheduling of court hearings, preparation and filing of court documents etc.</text:p>
          </table:table-cell>
          <table:table-cell table:number-columns-repeated="1018"/>
        </table:table-row>
        <table:table-row table:style-name="ro6">
          <table:table-cell office:value-type="float" office:value="7" calcext:value-type="float">
            <text:p>7</text:p>
          </table:table-cell>
          <table:table-cell office:value-type="string" calcext:value-type="string">
            <text:p>Legal Support</text:p>
          </table:table-cell>
          <table:table-cell table:style-name="ce3" office:value-type="string" calcext:value-type="string">
            <text:p>IP Law</text:p>
          </table:table-cell>
          <table:table-cell office:value-type="string" calcext:value-type="string">
            <text:p>Specialisms</text:p>
          </table:table-cell>
          <table:table-cell office:value-type="string" calcext:value-type="string">
            <text:p>Handle IP law matters</text:p>
          </table:table-cell>
          <table:table-cell table:style-name="ce3" office:value-type="string" calcext:value-type="string">
            <text:p>Draft, review, formalise and file IP application forms.</text:p>
            <text:p>Assist in preparation of documentation for IP Adjudication, IP Arbritration, IP Mediation, IP-related negotiations.</text:p>
            <text:p>Conduct investigations and legal research on IP-related laws to help IP Advocates &amp; Solicitors building their case.</text:p>
            <text:p>Act on behalf of organisations or individuals to liaise with the other parties, IP offices, legal counsels.</text:p>
            <text:p>Assist IP Advocates &amp; Solicitors in all IP-related legal documents.</text:p>
            <text:p>Maintain database for IP assets and IP laws.</text:p>
            <text:p>Perform due diligence to support merger and acquisition processes.</text:p>
          </table:table-cell>
          <table:table-cell table:number-columns-repeated="1018"/>
        </table:table-row>
        <table:table-row table:style-name="ro5">
          <table:table-cell office:value-type="float" office:value="8" calcext:value-type="float">
            <text:p>8</text:p>
          </table:table-cell>
          <table:table-cell office:value-type="string" calcext:value-type="string">
            <text:p>Legal Support</text:p>
          </table:table-cell>
          <table:table-cell table:style-name="ce3" office:value-type="string" calcext:value-type="string">
            <text:p>Corporate Secretarial</text:p>
          </table:table-cell>
          <table:table-cell office:value-type="string" calcext:value-type="string">
            <text:p>Specialisms</text:p>
          </table:table-cell>
          <table:table-cell office:value-type="string" calcext:value-type="string">
            <text:p>Perform corporate secretarial duties</text:p>
          </table:table-cell>
          <table:table-cell table:style-name="ce3" office:value-type="string" calcext:value-type="string">
            <text:p>Plan, schedule and execute board and committee meetings with appropriate agendas and in accordance with the company and regulatory requirements.</text:p>
            <text:p>Prepare, disseminate and maintain records of Board and Committee meetings in a secure manner consistent with applicable document retension policies or requirements. </text:p>
            <text:p>Draft, seek inputs on, and maintain minutes of Board and Committee meetings.</text:p>
            <text:p>Manage meeting attendance including appointments of proxies and securing the meeting quorum.</text:p>
            <text:p>Assist with shareholder and investor relations matters.</text:p>
            <text:p>Keep updated on corporate governance best practices and periodically review and recommend improvements to activities related to board and shareholder meetings and responsibilities.</text:p>
          </table:table-cell>
          <table:table-cell table:number-columns-repeated="1018"/>
        </table:table-row>
        <table:table-row table:style-name="ro7">
          <table:table-cell office:value-type="float" office:value="9" calcext:value-type="float">
            <text:p>9</text:p>
          </table:table-cell>
          <table:table-cell office:value-type="string" calcext:value-type="string">
            <text:p>Legal Support</text:p>
          </table:table-cell>
          <table:table-cell table:style-name="ce3" office:value-type="string" calcext:value-type="string">
            <text:p>Structured Products and Derivatives Documentation</text:p>
          </table:table-cell>
          <table:table-cell office:value-type="string" calcext:value-type="string">
            <text:p>Specialisms</text:p>
          </table:table-cell>
          <table:table-cell office:value-type="string" calcext:value-type="string">
            <text:p>Handle structured products and derivatives documentation</text:p>
          </table:table-cell>
          <table:table-cell table:style-name="ce3" office:value-type="string" calcext:value-type="string">
            <text:p>Draft and review trade documentation for structured products and derivatives (e.g. OTC term sheets, final terms and confirmations).</text:p>
            <text:p>Research and communicate developments and updates on legal and regulatory issues relating to structured products and derivatives impacting the region.  </text:p>
            <text:p>Review, amend and negotiate master distribution agreements.</text:p>
            <text:p>Facilitate the development and implementation of compliance policies and procedures.</text:p>
            <text:p>Facilitate  development of technology which automates document production for standardised transaction.</text:p>
            <text:p>Maintain the currency of documentation templates and guidance notes on usage.</text:p>
          </table:table-cell>
          <table:table-cell table:number-columns-repeated="1018"/>
        </table:table-row>
        <table:table-row table:style-name="ro8">
          <table:table-cell office:value-type="float" office:value="10" calcext:value-type="float">
            <text:p>10</text:p>
          </table:table-cell>
          <table:table-cell office:value-type="string" calcext:value-type="string">
            <text:p>Legal Support</text:p>
          </table:table-cell>
          <table:table-cell table:style-name="ce3" office:value-type="string" calcext:value-type="string">
            <text:p>Legal Project Management &amp; Business Process Re-engineering</text:p>
          </table:table-cell>
          <table:table-cell office:value-type="string" calcext:value-type="string">
            <text:p>Specialisms</text:p>
          </table:table-cell>
          <table:table-cell office:value-type="string" calcext:value-type="string">
            <text:p>Handle legal project management</text:p>
          </table:table-cell>
          <table:table-cell table:style-name="ce3" office:value-type="string" calcext:value-type="string">
            <text:p><text:span text:style-name="T1">Develop, implement and maintain project management processes and systems and undertake business process re-engineering in legal services environments.</text:span></text:p>
            <text:p><text:span text:style-name="T2">1. Apply project management concepts to review and improve the management of legal cases and matters having regard to issues of scope, cost, time, quality, documentation, administration and risk management.</text:span></text:p>
            <text:p><text:span text:style-name="T2">2. Develop and implement legal project management systems and processes to ensure consist high quality client service and work product, delivered efficiently and cost-effectively.</text:span></text:p>
            <text:p><text:span text:style-name="T2">Analyse current legal operations within the firm or department and redesign key processes to improve their effectiveness having regard to changes in strategic plans, macroeconomic circumstances, disruptive technologies. </text:span></text:p>
          </table:table-cell>
          <table:table-cell table:number-columns-repeated="1018"/>
        </table:table-row>
        <table:table-row table:style-name="ro9">
          <table:table-cell office:value-type="float" office:value="11" calcext:value-type="float">
            <text:p>11</text:p>
          </table:table-cell>
          <table:table-cell office:value-type="string" calcext:value-type="string">
            <text:p>Legal Support</text:p>
          </table:table-cell>
          <table:table-cell table:style-name="ce3" office:value-type="string" calcext:value-type="string">
            <text:p>Legal Risk &amp; Compliance Management</text:p>
          </table:table-cell>
          <table:table-cell office:value-type="string" calcext:value-type="string">
            <text:p>Specialisms</text:p>
          </table:table-cell>
          <table:table-cell office:value-type="string" calcext:value-type="string">
            <text:p>Handle risk management and compliance</text:p>
          </table:table-cell>
          <table:table-cell table:style-name="ce3" office:value-type="string" calcext:value-type="string">
            <text:p><text:span text:style-name="T1">Develop, implement and maintain risk management and compliance processes and systems in legal services environments.</text:span></text:p>
            <text:p><text:span text:style-name="T2">1. Develop, document and administer standardised AML, KYC and conflicts-checks protocols as part of case management and client-intake workflows. </text:span></text:p>
            <text:p><text:span text:style-name="T2">2. Develop, document and administer standardised procurement, financial planning, review and audit protocols as part of financial management workflows.</text:span></text:p>
            <text:p><text:span text:style-name="T2">3. Develop, document and administer standardised grievance handling, whistle-blowing and workplace safety and health protocols as part of human resource management workflows. </text:span></text:p>
            <text:p><text:span text:style-name="T2">4. Develop, document and administer data protection and confidential information management protocols as part of information security workflows.</text:span></text:p>
            <text:p><text:span text:style-name="T2">5. Undertake regular reviews of compliance with internal protocols and external regulatory requirements, and report to management any deficiencies and risks.</text:span></text:p>
            <text:p><text:span text:style-name="T2">6. Make recommendations to management on addressing deficiencies and risks surfaced through scheduled process and systems reviews, and implement approved recommendations.</text:span></text:p>
            <text:p/>
            <text:p/>
          </table:table-cell>
          <table:table-cell table:number-columns-repeated="1018"/>
        </table:table-row>
        <table:table-row table:style-name="ro10">
          <table:table-cell office:value-type="float" office:value="12" calcext:value-type="float">
            <text:p>12</text:p>
          </table:table-cell>
          <table:table-cell office:value-type="string" calcext:value-type="string">
            <text:p>Legal Support</text:p>
          </table:table-cell>
          <table:table-cell table:style-name="ce3" office:value-type="string" calcext:value-type="string">
            <text:p>Law Office Management</text:p>
          </table:table-cell>
          <table:table-cell office:value-type="string" calcext:value-type="string">
            <text:p>Legal Operations</text:p>
          </table:table-cell>
          <table:table-cell office:value-type="string" calcext:value-type="string">
            <text:p>Develop, implement, and maintain resource and financial planning and management processes and systems in legal services environments.</text:p>
          </table:table-cell>
          <table:table-cell table:style-name="ce3" office:value-type="string" calcext:value-type="string">
            <text:p><text:span text:style-name="T1">Develop, implement and maintain resource and financial planning and management processes and systems in legal services environments.</text:span></text:p>
            <text:p><text:span text:style-name="T2">1. Manage resource planning including budgeting for such resources in accordance with budget planning protocols.</text:span></text:p>
            <text:p><text:span text:style-name="T2">2. Identify and manage appropriate external service providers to support resource needs of firm or department.</text:span></text:p>
            <text:p><text:span text:style-name="T2">3. Manage resources within allocated budget.</text:span></text:p>
            <text:p><text:span text:style-name="T2">4. Establish and administer human resource processes and systems for recruitment, training, remuneration etc.</text:span></text:p>
            <text:p><text:span text:style-name="T2">5. Establish and manage processes and systems for administrative and financial operations of firm or department. </text:span></text:p>
          </table:table-cell>
          <table:table-cell table:number-columns-repeated="1018"/>
        </table:table-row>
        <table:table-row table:style-name="ro8">
          <table:table-cell office:value-type="float" office:value="13" calcext:value-type="float">
            <text:p>13</text:p>
          </table:table-cell>
          <table:table-cell office:value-type="string" calcext:value-type="string">
            <text:p>Legal Support</text:p>
          </table:table-cell>
          <table:table-cell table:style-name="ce3" office:value-type="string" calcext:value-type="string">
            <text:p>Legal Services Business Development</text:p>
          </table:table-cell>
          <table:table-cell office:value-type="string" calcext:value-type="string">
            <text:p>Legal Operations</text:p>
          </table:table-cell>
          <table:table-cell table:style-name="ce5" office:value-type="string" calcext:value-type="string">
            <text:p>Identify and develop opportunities to promote to external stakeholders and potential clients the value-adding products and services of the law practice or legal department.</text:p>
          </table:table-cell>
          <table:table-cell table:style-name="ce3" office:value-type="string" calcext:value-type="string">
            <text:p><text:span text:style-name="T1">Identify and develop opportunities to promote to external stakeholders and potential clients the value-adding products and services of the law practice or legal department.</text:span></text:p>
            <text:p><text:span text:style-name="T2">1. Perform market research and environmental scans to identify key trends affecting the legal services industry and the impact they have on the law practice or legal department.</text:span></text:p>
            <text:p><text:span text:style-name="T2">2. Advise senior management on appropriate marketing and business development strategies.</text:span></text:p>
            <text:p><text:span text:style-name="T2">3. Establish and manage brand identity and corporate communications of law firm or legal department using a variety of media platforms, including social media.</text:span></text:p>
            <text:p><text:span text:style-name="T2">4. Identify and facilitate the pursuit of business opportunities for law firm or legal department.</text:span></text:p>
          </table:table-cell>
          <table:table-cell table:number-columns-repeated="1018"/>
        </table:table-row>
        <table:table-row table:style-name="ro11">
          <table:table-cell office:value-type="float" office:value="14" calcext:value-type="float">
            <text:p>14</text:p>
          </table:table-cell>
          <table:table-cell office:value-type="string" calcext:value-type="string">
            <text:p>Legal Support</text:p>
          </table:table-cell>
          <table:table-cell table:style-name="ce3" office:value-type="string" calcext:value-type="string">
            <text:p>Information Systems, eDiscovery &amp; Litigation Support</text:p>
          </table:table-cell>
          <table:table-cell office:value-type="string" calcext:value-type="string">
            <text:p>Legal Operations</text:p>
          </table:table-cell>
          <table:table-cell table:style-name="ce5" office:value-type="string" calcext:value-type="string">
            <text:p>Develop, implement and maintain information management processes and systems to facilitate and undertake eDiscovery and provide litigation support in legal services environments.</text:p>
          </table:table-cell>
          <table:table-cell table:style-name="ce3" office:value-type="string" calcext:value-type="string">
            <text:p><text:span text:style-name="T1">Develop, implement and maintain information management processes and systems to facilitate and undertake eDiscovery and provide litigation support in legal services environments.</text:span></text:p>
            <text:p><text:span text:style-name="T2">1. Develop, implement and maintain data governance guidelines, data management processes and protocols to establish data ownership, classification, retension and destruction.</text:span></text:p>
            <text:p><text:span text:style-name="T2">2. Develop, implement and maintain litigation support systems and processes to organize, analyze, and present case materials through the use of appropriate case management and courtroom technologies.</text:span></text:p>
            <text:p><text:span text:style-name="T2">3. Develop, implement and maintain systems to manage electronically stored information in a manner which facilitates electronic discovery.</text:span></text:p>
            <text:p/>
          </table:table-cell>
          <table:table-cell table:number-columns-repeated="1018"/>
        </table:table-row>
        <table:table-row table:style-name="ro8">
          <table:table-cell office:value-type="float" office:value="15" calcext:value-type="float">
            <text:p>15</text:p>
          </table:table-cell>
          <table:table-cell office:value-type="string" calcext:value-type="string">
            <text:p>Legal Support</text:p>
          </table:table-cell>
          <table:table-cell table:style-name="ce3" office:value-type="string" calcext:value-type="string">
            <text:p>Legal Research, Learning &amp; Knowledge Management</text:p>
          </table:table-cell>
          <table:table-cell office:value-type="string" calcext:value-type="string">
            <text:p>Legal Operations</text:p>
          </table:table-cell>
          <table:table-cell table:style-name="ce5" office:value-type="string" calcext:value-type="string">
            <text:p>Develop, implement and maintain knowledge and information management processes and systems in legal services environments.</text:p>
          </table:table-cell>
          <table:table-cell table:style-name="ce3" office:value-type="string" calcext:value-type="string">
            <text:p><text:span text:style-name="T1">Develop, implement and maintain knowledge and information management processes and systems in legal services environments.</text:span></text:p>
            <text:p><text:span text:style-name="T2">1. Organise and maintain the creation, acquisition, sharing and reuse of workplace knowledge and information in the form of knowledge management and information management policies and processes of moderate complexity and scale to support needs of legal professionals and para-professionals within a law practice or legal department environment</text:span></text:p>
            <text:p><text:span text:style-name="T2">2. Set up and maintain physical and online libraries of references, precedents and templates</text:span></text:p>
            <text:p><text:span text:style-name="T2">3. Keep updated on and advise senior management on developments in legal knowledge and infromation management systems</text:span></text:p>
            <text:p><text:span text:style-name="T2">4. Facilitate training in the correct usage of knowledge and information management systems within the workplace</text:span></text:p>
            <text:p><text:span text:style-name="T2">5. Identify and address gaps in information literacy at the workplace etc.</text:span></text:p>
          </table:table-cell>
          <table:table-cell table:number-columns-repeated="1018"/>
        </table:table-row>
        <table:table-row table:style-name="ro12">
          <table:table-cell office:value-type="float" office:value="16" calcext:value-type="float">
            <text:p>16</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Perform microeconomic analysis.</text:p>
          </table:table-cell>
          <table:table-cell table:style-name="ce3" office:value-type="string" calcext:value-type="string">
            <text:p><text:span text:style-name="T1">Perform microeconomic analysis.</text:span></text:p>
            <text:p><text:span text:style-name="T2">Analyse the global and local legal services sector using a broad framework of microeconomic principles.</text:span></text:p>
          </table:table-cell>
          <table:table-cell table:number-columns-repeated="1018"/>
        </table:table-row>
        <table:table-row table:style-name="ro12">
          <table:table-cell office:value-type="float" office:value="17" calcext:value-type="float">
            <text:p>17</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Perform macroeconomic analysis.</text:p>
          </table:table-cell>
          <table:table-cell table:style-name="ce3" office:value-type="string" calcext:value-type="string">
            <text:p><text:span text:style-name="T1">Perform macroeconomic analysis.</text:span></text:p>
            <text:p><text:span text:style-name="T2">Analyse the global and local legal services sector using a broad framework of macroeconomic principles.</text:span></text:p>
          </table:table-cell>
          <table:table-cell table:number-columns-repeated="1018"/>
        </table:table-row>
        <table:table-row table:style-name="ro12">
          <table:table-cell office:value-type="float" office:value="18" calcext:value-type="float">
            <text:p>18</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Demonstrate business awareness.</text:p>
          </table:table-cell>
          <table:table-cell table:style-name="ce3" office:value-type="string" calcext:value-type="string">
            <text:p><text:span text:style-name="T1">Demonstrate business awareness.</text:span></text:p>
            <text:p><text:span text:style-name="T2">Appreciate and adopt an entreprenuerial mindset and demonstrate business awareness to enhance the provision of legal services.</text:span></text:p>
          </table:table-cell>
          <table:table-cell table:number-columns-repeated="1018"/>
        </table:table-row>
        <table:table-row table:style-name="ro13">
          <table:table-cell office:value-type="float" office:value="19" calcext:value-type="float">
            <text:p>19</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Apply basic accounting concepts.</text:p>
          </table:table-cell>
          <table:table-cell table:style-name="ce3" office:value-type="string" calcext:value-type="string">
            <text:p><text:span text:style-name="T1">Apply basic accounting concepts.</text:span></text:p>
            <text:p><text:span text:style-name="T2">Appreciate basic accounting concepts and conventions, and their applications in businesses within frequently encountered legal matters; and identify various types of organisations and prepare and interpret final accounts of these organisations.</text:span></text:p>
          </table:table-cell>
          <table:table-cell table:number-columns-repeated="1018"/>
        </table:table-row>
        <table:table-row table:style-name="ro3">
          <table:table-cell office:value-type="float" office:value="20" calcext:value-type="float">
            <text:p>20</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Undertake legal analysis and problem-solving.</text:p>
          </table:table-cell>
          <table:table-cell table:style-name="ce3" office:value-type="string" calcext:value-type="string">
            <text:p><text:span text:style-name="T1">Undertake legal analysis and problem-solving.</text:span></text:p>
            <text:p><text:span text:style-name="T2">Apply appropriate legal analysis and problem-solving methodologies to identify problems, evaluate possible solutions and arrive at the best solution having regard to the specific circumstances. </text:span></text:p>
          </table:table-cell>
          <table:table-cell table:number-columns-repeated="1018"/>
        </table:table-row>
        <table:table-row table:style-name="ro14">
          <table:table-cell office:value-type="float" office:value="21" calcext:value-type="float">
            <text:p>21</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relating to criminal litigation.</text:p>
          </table:table-cell>
          <table:table-cell table:style-name="ce3" office:value-type="string" calcext:value-type="string">
            <text:p><text:span text:style-name="T1">Undertake legal operations relating to criminal litigation.</text:span></text:p>
            <text:p><text:span text:style-name="T2">Understand the law relating to criminal offences and defences, and perform the litigation support and procedural aspects connected with criminal matters (from arrest to criminal litigation and appeal) in routinely encountered actions (e.g. preparing legal documents such as briefs, pleadings, applications, organising exhibits, making document submissions via electronic filing systems etc).</text:span></text:p>
          </table:table-cell>
          <table:table-cell table:number-columns-repeated="1018"/>
        </table:table-row>
        <table:table-row table:style-name="ro14">
          <table:table-cell office:value-type="float" office:value="22" calcext:value-type="float">
            <text:p>22</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civil litigation.</text:p>
          </table:table-cell>
          <table:table-cell table:style-name="ce3" office:value-type="string" calcext:value-type="string">
            <text:p><text:span text:style-name="T1">Undertake legal operations work relating to civil litigation.</text:span></text:p>
            <text:p><text:span text:style-name="T2">Identify and understand the main areas of civil actions available to parties seeking civil redress, and perform the litigation support and procedural aspects of a civil litigation process from commencement of a writ action to enforcement of a judgement in routinely encountered actions (e.g. preparing legal documents such as briefs, pleadings, applications, organising exhibits, making document submissions via electronic filing systems etc).</text:span></text:p>
          </table:table-cell>
          <table:table-cell table:number-columns-repeated="1018"/>
        </table:table-row>
        <table:table-row table:style-name="ro3">
          <table:table-cell office:value-type="float" office:value="23" calcext:value-type="float">
            <text:p>23</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real estate transactions.</text:p>
          </table:table-cell>
          <table:table-cell table:style-name="ce3" office:value-type="string" calcext:value-type="string">
            <text:p><text:span text:style-name="T1">Undertake legal operations work relating to real estate transactions.</text:span></text:p>
            <text:p><text:span text:style-name="T2">Understand the basic concepts relating to real property in Singapore and perform the procedural aspects connected with routine property transactions (e.g. undertaking SLA searches; preparing real estate closing statements etc).</text:span></text:p>
          </table:table-cell>
          <table:table-cell table:number-columns-repeated="1018"/>
        </table:table-row>
        <table:table-row table:style-name="ro3">
          <table:table-cell office:value-type="float" office:value="24" calcext:value-type="float">
            <text:p>24</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family services.</text:p>
          </table:table-cell>
          <table:table-cell table:style-name="ce3" office:value-type="string" calcext:value-type="string">
            <text:p><text:span text:style-name="T1">Undertake legal operations work relating to family services.</text:span></text:p>
            <text:p><text:span text:style-name="T2">Understand the law relating to the family in Singapore and perform procedural aspects connected with routinely encountered family matters (e.g. negotiating simple settlements, preparing court documents and client correspondence).</text:span></text:p>
          </table:table-cell>
          <table:table-cell table:number-columns-repeated="1018"/>
        </table:table-row>
        <table:table-row table:style-name="ro10">
          <table:table-cell office:value-type="float" office:value="25" calcext:value-type="float">
            <text:p>25</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relating to corporate/commercial</text:p>
          </table:table-cell>
          <table:table-cell table:style-name="ce3" office:value-type="string" calcext:value-type="string">
            <text:p><text:span text:style-name="T1">Undertake legal operations relating to corporate/commercial transactions and corporate secretarial requirements.</text:span></text:p>
            <text:p><text:span text:style-name="T2">1. Understand formation of contracts and the rights and obligations and remedies for breach, and apply such knowledge to review and complete standard form contractual documents. </text:span></text:p>
            <text:p><text:span text:style-name="T2">2. Understand the basic law that governs and regulates companies and the accounting requirements for such companies and partnerships, and perform due diligence based on principles for good corporate governance and internal compliance requirements (e.g. doing ACRA searches and filings, and basic corporate secretarial duties).</text:span></text:p>
          </table:table-cell>
          <table:table-cell table:number-columns-repeated="1018"/>
        </table:table-row>
        <table:table-row table:style-name="ro14">
          <table:table-cell office:value-type="float" office:value="26" calcext:value-type="float">
            <text:p>26</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IP transactions.</text:p>
          </table:table-cell>
          <table:table-cell table:style-name="ce3" office:value-type="string" calcext:value-type="string">
            <text:p><text:span text:style-name="T1">Undertake legal operations work relating to IP transactions.</text:span></text:p>
            <text:p><text:span text:style-name="T2">Understand the substantive law relating to confidential information, trademarks, patents and copyright, and perform procedural aspects connected with routine IP transactions (e.g. registration of copyright and trademarks)</text:span></text:p>
            <text:p><text:span text:style-name="T2">[Refer also to IP Paralegal Competencies within the IPCF Framework.]</text:span></text:p>
          </table:table-cell>
          <table:table-cell table:number-columns-repeated="1018"/>
        </table:table-row>
        <table:table-row table:style-name="ro3">
          <table:table-cell office:value-type="float" office:value="27" calcext:value-type="float">
            <text:p>27</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estates and trusts. </text:p>
          </table:table-cell>
          <table:table-cell table:style-name="ce3" office:value-type="string" calcext:value-type="string">
            <text:p><text:span text:style-name="T1">Undertake legal operations work relating to estates and trusts. </text:span></text:p>
            <text:p><text:span text:style-name="T2">Understand the law relating to trusts, wills, probate and administration and perform the procedural aspects connected with routinely encountered matters (e.g. preparation and registration of simple wills)</text:span></text:p>
          </table:table-cell>
          <table:table-cell table:number-columns-repeated="1018"/>
        </table:table-row>
        <table:table-row table:style-name="ro15">
          <table:table-cell office:value-type="float" office:value="28" calcext:value-type="float">
            <text:p>28</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Facilitate legal discussions and client <text:s/>interviews.</text:p>
          </table:table-cell>
          <table:table-cell table:style-name="ce3" office:value-type="string" calcext:value-type="string">
            <text:p><text:span text:style-name="T1">Facilitate legal discussions and client interviews.</text:span></text:p>
            <text:p><text:span text:style-name="T2">Organise and conduct meetings with clients and other professionals to discuss details of case with or acting on instructions from a more senior legal professional, including preparing agendas and minutes/file notes.</text:span></text:p>
          </table:table-cell>
          <table:table-cell table:number-columns-repeated="1018"/>
        </table:table-row>
        <table:table-row table:style-name="ro14">
          <table:table-cell office:value-type="float" office:value="29" calcext:value-type="float">
            <text:p>29</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Perform academic writing and presentation.</text:p>
          </table:table-cell>
          <table:table-cell table:style-name="ce3" office:value-type="string" calcext:value-type="string">
            <text:p><text:span text:style-name="T1">Perform academic writing and presentation.</text:span></text:p>
            <text:p><text:span text:style-name="T2">Participate in and contribute to scholarly discourse within a higher education setting in an appropriate manner in written and spoken formats.</text:span></text:p>
          </table:table-cell>
          <table:table-cell table:number-columns-repeated="1018"/>
        </table:table-row>
        <table:table-row table:style-name="ro14">
          <table:table-cell office:value-type="float" office:value="30" calcext:value-type="float">
            <text:p>30</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Communicate in a range of work-related contexts.</text:p>
          </table:table-cell>
          <table:table-cell table:style-name="ce3" office:value-type="string" calcext:value-type="string">
            <text:p><text:span text:style-name="T1">Communicate in a range of work-related contexts.</text:span></text:p>
            <text:p><text:span text:style-name="T2">Communicate effectively in the workplace including conferring with court staff to clarify information; and communicating with individuals involved in legal processes to provide information and clarify issues.</text:span></text:p>
          </table:table-cell>
          <table:table-cell table:number-columns-repeated="1018"/>
        </table:table-row>
        <table:table-row table:style-name="ro14">
          <table:table-cell office:value-type="float" office:value="31" calcext:value-type="float">
            <text:p>31</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Facilitate teamwork.</text:p>
          </table:table-cell>
          <table:table-cell table:style-name="ce3" office:value-type="string" calcext:value-type="string">
            <text:p><text:span text:style-name="T1">Facilitate teamwork.</text:span></text:p>
            <text:p><text:span text:style-name="T2">Appreciate and demonstrate team-leadership, followership and team effectiveness.</text:span></text:p>
          </table:table-cell>
          <table:table-cell table:number-columns-repeated="1018"/>
        </table:table-row>
        <table:table-row table:style-name="ro14">
          <table:table-cell office:value-type="float" office:value="32" calcext:value-type="float">
            <text:p>32</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Facilitate workplace communications and processes. </text:p>
          </table:table-cell>
          <table:table-cell table:style-name="ce3" office:value-type="string" calcext:value-type="string">
            <text:p><text:span text:style-name="T1">Facilitate workplace communications and processes. </text:span></text:p>
            <text:p><text:span text:style-name="T2">Apply understanding of key determinants of individual and group behaviour in an organisation to improve workplace communications and systems.</text:span></text:p>
          </table:table-cell>
          <table:table-cell table:number-columns-repeated="1018"/>
        </table:table-row>
        <table:table-row table:style-name="ro3">
          <table:table-cell office:value-type="float" office:value="33" calcext:value-type="float">
            <text:p>33</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Manage workplace legal technologies.</text:p>
          </table:table-cell>
          <table:table-cell table:style-name="ce3" office:value-type="string" calcext:value-type="string">
            <text:p><text:span text:style-name="T1">Manage workplace legal technologies.</text:span></text:p>
            <text:p><text:span text:style-name="T2">Appreciate the fundamental concepts in the main hardware components of a computer system and user experience of legal software and apply understanding to troubleshoot and solve IT hardware and software problems commonly encountered in the workplace.</text:span></text:p>
          </table:table-cell>
          <table:table-cell table:number-columns-repeated="1018"/>
        </table:table-row>
        <table:table-row table:style-name="ro3">
          <table:table-cell office:value-type="float" office:value="34" calcext:value-type="float">
            <text:p>3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Develop and maintain standard operating procedures. </text:p>
          </table:table-cell>
          <table:table-cell table:style-name="ce3" office:value-type="string" calcext:value-type="string">
            <text:p><text:span text:style-name="T1">Develop and maintain standard operating procedures. </text:span></text:p>
            <text:p><text:span text:style-name="T2">Apply principles of database design, database management and information systems management to develop and maintain basic standard operating procedures for key areas of work including maintaining reference files and organsing and tracking case files.</text:span></text:p>
          </table:table-cell>
          <table:table-cell table:number-columns-repeated="1018"/>
        </table:table-row>
        <table:table-row table:style-name="ro3">
          <table:table-cell office:value-type="float" office:value="35" calcext:value-type="float">
            <text:p>35</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Undertake litigation support functions.</text:p>
          </table:table-cell>
          <table:table-cell table:style-name="ce3" office:value-type="string" calcext:value-type="string">
            <text:p><text:span text:style-name="T1">Undertake litigation support functions.</text:span></text:p>
            <text:p><text:span text:style-name="T2">Operate document management, e-discovery and e-filing technologies to identify, preserve, collect, produce and manage electronically stored information in litigation.</text:span></text:p>
          </table:table-cell>
          <table:table-cell table:number-columns-repeated="1018"/>
        </table:table-row>
        <table:table-row table:style-name="ro14">
          <table:table-cell office:value-type="float" office:value="36" calcext:value-type="float">
            <text:p>36</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Conduct legal research, investigate facts and check documents.</text:p>
          </table:table-cell>
          <table:table-cell table:style-name="ce3" office:value-type="string" calcext:value-type="string">
            <text:p><text:span text:style-name="T1">Conduct legal research, investigate facts and check documents.</text:span></text:p>
            <text:p><text:span text:style-name="T2">Investigate facts and law (legislation, cases, regulations) by searching pertinent sources (such as public records and legal databases) to surface and check information and documents, inform causes of action, and assist more senior legal professionals and para-professionals in the preparation and management of cases. </text:span></text:p>
          </table:table-cell>
          <table:table-cell table:number-columns-repeated="1018"/>
        </table:table-row>
        <table:table-row table:style-name="ro12">
          <table:table-cell office:value-type="float" office:value="37" calcext:value-type="float">
            <text:p>37</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Manage workplace challenges.</text:p>
          </table:table-cell>
          <table:table-cell table:style-name="ce3" office:value-type="string" calcext:value-type="string">
            <text:p><text:span text:style-name="T1">Manage workplace challenges.</text:span></text:p>
            <text:p><text:span text:style-name="T2">Apply stress- and time-management techniques to deal with workplace challenges effectively and maintain professional and personal well-being.</text:span></text:p>
          </table:table-cell>
          <table:table-cell table:number-columns-repeated="1018"/>
        </table:table-row>
        <table:table-row table:style-name="ro16">
          <table:table-cell office:value-type="float" office:value="38" calcext:value-type="float">
            <text:p>38</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Understand the legal system and its associated professional responsibilities.</text:p>
          </table:table-cell>
          <table:table-cell table:style-name="ce3" office:value-type="string" calcext:value-type="string">
            <text:p><text:span text:style-name="T1">Appreciate legal system and professional responsibilities.</text:span></text:p>
            <text:p><text:span text:style-name="T2">Appreciate the concept of law and the legal system in Singapore; and the professional and ethical duties of legal professionals and para-professionals including consequences for ethical breaches.</text:span></text:p>
          </table:table-cell>
          <table:table-cell table:number-columns-repeated="1018"/>
        </table:table-row>
        <table:table-row table:style-name="ro14">
          <table:table-cell office:value-type="float" office:value="39" calcext:value-type="float">
            <text:p>39</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Document and maintain standard operating procedures.</text:p>
          </table:table-cell>
          <table:table-cell table:style-name="ce6" office:value-type="string" calcext:value-type="string">
            <text:p><text:span text:style-name="T3">Document and maintain standard operating procedures.</text:span></text:p>
            <text:p><text:span text:style-name="T4">Document administrative standard operating procedures and protocols, monitor compliance and revise as needed to maintain service standards and compliance with regulatory obligations.</text:span></text:p>
          </table:table-cell>
          <table:table-cell table:number-columns-repeated="1018"/>
        </table:table-row>
        <table:table-row table:style-name="ro14">
          <table:table-cell office:value-type="float" office:value="40" calcext:value-type="float">
            <text:p>40</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Manage multiple teams and projects.</text:p>
          </table:table-cell>
          <table:table-cell table:style-name="ce6" office:value-type="string" calcext:value-type="string">
            <text:p><text:span text:style-name="T3">Manage multiple teams and projects.</text:span></text:p>
            <text:p><text:span text:style-name="T4">Assign and supervise work activities amongst one or more teams working on one or more projects.</text:span></text:p>
          </table:table-cell>
          <table:table-cell table:number-columns-repeated="1018"/>
        </table:table-row>
        <table:table-row table:style-name="ro14">
          <table:table-cell office:value-type="float" office:value="41" calcext:value-type="float">
            <text:p>41</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Prepare written reports.</text:p>
          </table:table-cell>
          <table:table-cell table:style-name="ce6" office:value-type="string" calcext:value-type="string">
            <text:p><text:span text:style-name="T3">Prepare written reports.</text:span></text:p>
            <text:p><text:span text:style-name="T4">Prepare written reports in appropriate formats to provide operational and administrative updates on key areas of work.</text:span></text:p>
          </table:table-cell>
          <table:table-cell table:number-columns-repeated="1018"/>
        </table:table-row>
        <table:table-row table:style-name="ro17">
          <table:table-cell office:value-type="float" office:value="42" calcext:value-type="float">
            <text:p>42</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Prepare budgets for my department or firm.</text:p>
          </table:table-cell>
          <table:table-cell table:style-name="ce6" office:value-type="string" calcext:value-type="string">
            <text:p><text:span text:style-name="T3">Prepare budget for department or firm operations.</text:span></text:p>
            <text:p><text:span text:style-name="T4">Determine resources needed for the ongoing operation of the department, firm, unit including goods, services and manpower needs, in accordance with instructions from management and budgetary limitations and financial approvals. </text:span></text:p>
          </table:table-cell>
          <table:table-cell table:number-columns-repeated="1018"/>
        </table:table-row>
        <table:table-row table:style-name="ro14">
          <table:table-cell office:value-type="float" office:value="43" calcext:value-type="float">
            <text:p>43</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Prepare financial reports.</text:p>
          </table:table-cell>
          <table:table-cell table:style-name="ce6" office:value-type="string" calcext:value-type="string">
            <text:p><text:span text:style-name="T3">Prepare financial reports.</text:span></text:p>
            <text:p><text:span text:style-name="T4">Prepare basic financial reports and perform basic bookkeeping/accounting/payroll tasks in consultation with outsourced financial services (where applicable).</text:span></text:p>
          </table:table-cell>
          <table:table-cell table:number-columns-repeated="1018"/>
        </table:table-row>
        <table:table-row table:style-name="ro17">
          <table:table-cell office:value-type="float" office:value="44" calcext:value-type="float">
            <text:p>44</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Manage human resource processes.</text:p>
          </table:table-cell>
          <table:table-cell table:style-name="ce6" office:value-type="string" calcext:value-type="string">
            <text:p><text:span text:style-name="T5">Manage human resource matters for department or firm.</text:span><text:span text:style-name="T6"> </text:span></text:p>
            <text:p><text:span text:style-name="T4">Develop and apply processes for the recruitment, evaluation and development of human resources in accordance with HR best practices.</text:span></text:p>
          </table:table-cell>
          <table:table-cell table:number-columns-repeated="1018"/>
        </table:table-row>
        <table:table-row table:style-name="ro14">
          <table:table-cell office:value-type="float" office:value="45" calcext:value-type="float">
            <text:p>45</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Assist with corporate secretarial requirements/duties.</text:p>
          </table:table-cell>
          <table:table-cell table:style-name="ce6" office:value-type="string" calcext:value-type="string">
            <text:p><text:span text:style-name="T3">Assist with corporate secretarial requirements/duties.</text:span></text:p>
            <text:p><text:span text:style-name="T4">Assist with routine corporate secretarial processes and requirements in consultation with legal professional.</text:span></text:p>
          </table:table-cell>
          <table:table-cell table:number-columns-repeated="1018"/>
        </table:table-row>
        <table:table-row table:style-name="ro18">
          <table:table-cell office:value-type="float" office:value="46" calcext:value-type="float">
            <text:p>46</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3" office:value-type="string" calcext:value-type="string">
            <text:p>Resolve workplace conflict.</text:p>
          </table:table-cell>
          <table:table-cell table:style-name="ce6" office:value-type="string" calcext:value-type="string">
            <text:p><text:span text:style-name="T3">Resolve workplace conflict.</text:span></text:p>
            <text:p><text:span text:style-name="T4">Deal constructively with and resolve conflict in the workplace and in work-related contexts.</text:span></text:p>
          </table:table-cell>
          <table:table-cell table:number-columns-repeated="1018"/>
        </table:table-row>
        <table:table-row table:style-name="ro18">
          <table:table-cell office:value-type="float" office:value="47" calcext:value-type="float">
            <text:p>47</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3" office:value-type="string" calcext:value-type="string">
            <text:p>Provide feedback and review performance.</text:p>
          </table:table-cell>
          <table:table-cell table:style-name="ce6" office:value-type="string" calcext:value-type="string">
            <text:p><text:span text:style-name="T3">Provide feedback and review performance.</text:span></text:p>
            <text:p><text:span text:style-name="T4">Give regular feedback on performance to individuals you have supervisory responsibility over including communicating and periodically reviewing performance standards.</text:span></text:p>
          </table:table-cell>
          <table:table-cell table:number-columns-repeated="1018"/>
        </table:table-row>
        <table:table-row table:style-name="ro18">
          <table:table-cell office:value-type="float" office:value="48" calcext:value-type="float">
            <text:p>48</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3" office:value-type="string" calcext:value-type="string">
            <text:p>Communicate in challenging situations.</text:p>
          </table:table-cell>
          <table:table-cell table:style-name="ce6" office:value-type="string" calcext:value-type="string">
            <text:p><text:span text:style-name="T3">Communicate in challenging situations.</text:span></text:p>
            <text:p><text:span text:style-name="T4">Communicate difficult news or with challenging clients and colleagues.</text:span></text:p>
          </table:table-cell>
          <table:table-cell table:number-columns-repeated="1018"/>
        </table:table-row>
        <table:table-row table:style-name="ro18">
          <table:table-cell office:value-type="float" office:value="49" calcext:value-type="float">
            <text:p>49</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3" office:value-type="string" calcext:value-type="string">
            <text:p>Provide mentorship.</text:p>
          </table:table-cell>
          <table:table-cell table:style-name="ce6" office:value-type="string" calcext:value-type="string">
            <text:p><text:span text:style-name="T3">Provide mentorship.</text:span></text:p>
            <text:p><text:span text:style-name="T4">Mentor junior staff in the best practices and core values of your area of work.</text:span></text:p>
          </table:table-cell>
          <table:table-cell table:number-columns-repeated="1018"/>
        </table:table-row>
        <table:table-row table:style-name="ro3">
          <table:table-cell office:value-type="float" office:value="50" calcext:value-type="float">
            <text:p>50</text:p>
          </table:table-cell>
          <table:table-cell office:value-type="string" calcext:value-type="string">
            <text:p>Legal Support</text:p>
          </table:table-cell>
          <table:table-cell/>
          <table:table-cell table:style-name="ce3" office:value-type="string" calcext:value-type="string">
            <text:p>Technology &amp; Information</text:p>
            <text:p/>
            <text:p/>
          </table:table-cell>
          <table:table-cell table:style-name="ce3" office:value-type="string" calcext:value-type="string">
            <text:p>Perform basic legal research. </text:p>
          </table:table-cell>
          <table:table-cell table:style-name="ce3" office:value-type="string" calcext:value-type="string">
            <text:p><text:span text:style-name="T1">Perform basic legal research. </text:span></text:p>
            <text:p><text:span text:style-name="T2">Perform and report routine legal research and searches of key legal databases such as case law and legislation searches on LawNet and other common legal information databases and information retrieval software.</text:span></text:p>
          </table:table-cell>
          <table:table-cell table:number-columns-repeated="1018"/>
        </table:table-row>
        <table:table-row table:style-name="ro3">
          <table:table-cell office:value-type="float" office:value="51" calcext:value-type="float">
            <text:p>51</text:p>
          </table:table-cell>
          <table:table-cell office:value-type="string" calcext:value-type="string">
            <text:p>Legal Support</text:p>
          </table:table-cell>
          <table:table-cell/>
          <table:table-cell table:style-name="ce3" office:value-type="string" calcext:value-type="string">
            <text:p>Technology &amp; Information</text:p>
            <text:p/>
            <text:p/>
          </table:table-cell>
          <table:table-cell table:style-name="ce3" office:value-type="string" calcext:value-type="string">
            <text:p>Utilise workplace productivity tools.</text:p>
          </table:table-cell>
          <table:table-cell table:style-name="ce3" office:value-type="string" calcext:value-type="string">
            <text:p><text:span text:style-name="T1">Utilise workplace productivity tools.</text:span></text:p>
            <text:p><text:span text:style-name="T2">Perform advanced word-processing, financial tracking and reporting, database creation and management, and presentation functions to improve workplace productivity.</text:span></text:p>
          </table:table-cell>
          <table:table-cell table:number-columns-repeated="1018"/>
        </table:table-row>
        <table:table-row table:style-name="ro3">
          <table:table-cell office:value-type="float" office:value="52" calcext:value-type="float">
            <text:p>52</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Deliver and maintain service excellence.</text:p>
          </table:table-cell>
          <table:table-cell table:style-name="ce3" office:value-type="string" calcext:value-type="string">
            <text:p><text:span text:style-name="T1">Deliver and maintain service excellence.</text:span></text:p>
            <text:p><text:span text:style-name="T2">Devise and implement continuous improvement review processes for client care standards (including client needs asessement) and undertake periodic evaluations of team's performance (e.g. through evaluating client satisfaction) and address areas for improvement.</text:span></text:p>
          </table:table-cell>
          <table:table-cell table:number-columns-repeated="1018"/>
        </table:table-row>
        <table:table-row table:style-name="ro12">
          <table:table-cell office:value-type="float" office:value="53" calcext:value-type="float">
            <text:p>53</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Facilitate compliance with regulatory obligations. </text:p>
          </table:table-cell>
          <table:table-cell table:style-name="ce6" office:value-type="string" calcext:value-type="string">
            <text:p><text:span text:style-name="T3">Facilitate compliance with regulatory obligations. </text:span></text:p>
            <text:p><text:span text:style-name="T4">Monitor and communicate changes in internal procedures and relevant compliance and regulatory obligations based on developments in external environment.</text:span></text:p>
          </table:table-cell>
          <table:table-cell table:number-columns-repeated="1018"/>
        </table:table-row>
        <table:table-row table:style-name="ro3">
          <table:table-cell office:value-type="float" office:value="54" calcext:value-type="float">
            <text:p>54</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Use feedback and reflection for improving workplace productivity. </text:p>
          </table:table-cell>
          <table:table-cell table:style-name="ce6" office:value-type="string" calcext:value-type="string">
            <text:p><text:span text:style-name="T3">Use feedback and reflection for improving workplace productivity. </text:span></text:p>
            <text:p><text:span text:style-name="T4">Plan and conduct regular dialogues with supervisors/management on the progress of actual and pending work, expected delays or unexpected developments, options for delegation to improve productivity and timeliness, and propose solutions to any problems presented.</text:span></text:p>
          </table:table-cell>
          <table:table-cell table:number-columns-repeated="1018"/>
        </table:table-row>
        <table:table-row table:style-name="ro12">
          <table:table-cell office:value-type="float" office:value="55" calcext:value-type="float">
            <text:p>55</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Improve workplace processes and policies.</text:p>
          </table:table-cell>
          <table:table-cell table:style-name="ce6" office:value-type="string" calcext:value-type="string">
            <text:p><text:span text:style-name="T3">Improve workplace processes and policies.</text:span></text:p>
            <text:p><text:span text:style-name="T4">Contribute ideas to improve the effectiveness of internal systems and procedures and highlight any gaps or risks.</text:span></text:p>
          </table:table-cell>
          <table:table-cell table:number-columns-repeated="1018"/>
        </table:table-row>
        <table:table-row table:style-name="ro12">
          <table:table-cell office:value-type="float" office:value="56" calcext:value-type="float">
            <text:p>56</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Identify learning needs for self and others.</text:p>
          </table:table-cell>
          <table:table-cell table:style-name="ce6" office:value-type="string" calcext:value-type="string">
            <text:p><text:span text:style-name="T3">Identify learning needs for self and others.</text:span></text:p>
            <text:p><text:span text:style-name="T4">Identify any skills gaps in the team and propose training or mentoring options in order to close the gap.</text:span></text:p>
          </table:table-cell>
          <table:table-cell table:number-columns-repeated="1018"/>
        </table:table-row>
        <table:table-row table:style-name="ro14">
          <table:table-cell office:value-type="float" office:value="57" calcext:value-type="float">
            <text:p>57</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3" office:value-type="string" calcext:value-type="string">
            <text:p>Prepare business correspondence and legal documents.</text:p>
          </table:table-cell>
          <table:table-cell table:style-name="ce6" office:value-type="string" calcext:value-type="string">
            <text:p><text:span text:style-name="T3">Prepare business correspondence and legal documents.</text:span></text:p>
            <text:p><text:span text:style-name="T4">Prepare and assemble business correspondence and other legal documents in appropriate hardcopy and softcopy formats for use at meetings, submission to the courts and/or clients and/or opposing counsel and/or other stakeholders in a manner that is compliant with regulations (if any are applicable, e.g. document bundles, pleadings etc meant for court hearings; contracts; documents for regulatory submissions etc) and industry best practices. </text:span></text:p>
          </table:table-cell>
          <table:table-cell table:number-columns-repeated="1018"/>
        </table:table-row>
        <table:table-row table:style-name="ro3">
          <table:table-cell office:value-type="float" office:value="58" calcext:value-type="float">
            <text:p>58</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3" office:value-type="string" calcext:value-type="string">
            <text:p>Perform law office financial operations duties.</text:p>
          </table:table-cell>
          <table:table-cell table:style-name="ce6" office:value-type="string" calcext:value-type="string">
            <text:p><text:span text:style-name="T3">Perform law office financial operations duties.</text:span></text:p>
            <text:p><text:span text:style-name="T4">Assist in preparing, maintaining and processing timesheets and claims; pay and issue invoices and bills; and comply with billing requirements, including narratives, in accordance with applicable procedures and guidelines (and using the relevant accounting software where applicable).</text:span></text:p>
          </table:table-cell>
          <table:table-cell table:number-columns-repeated="1018"/>
        </table:table-row>
        <table:table-row table:style-name="ro3">
          <table:table-cell office:value-type="float" office:value="59" calcext:value-type="float">
            <text:p>59</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3" office:value-type="string" calcext:value-type="string">
            <text:p>Identify completeness of standard legal documents. </text:p>
          </table:table-cell>
          <table:table-cell table:style-name="ce6" office:value-type="string" calcext:value-type="string">
            <text:p><text:span text:style-name="T3">Identify completeness of standard legal documents. </text:span></text:p>
            <text:p><text:span text:style-name="T4">Identify the standard documents used in your area of work and their requirements for validity (e.g. authentication, lodgement, registration or stamping requirements).</text:span></text:p>
          </table:table-cell>
          <table:table-cell table:number-columns-repeated="1018"/>
        </table:table-row>
        <table:table-row table:style-name="ro3">
          <table:table-cell office:value-type="float" office:value="60" calcext:value-type="float">
            <text:p>60</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3" office:value-type="string" calcext:value-type="string">
            <text:p>Coordinate business meetings.</text:p>
          </table:table-cell>
          <table:table-cell table:style-name="ce6" office:value-type="string" calcext:value-type="string">
            <text:p><text:span text:style-name="T3">Coordinate business meetings.</text:span></text:p>
            <text:p><text:span text:style-name="T4">Organise formal meetings with internal and external parties including preparing and circulating an agenda, making logistical arrangements, setting up of required telecommunication systems, and preparing a seating plan, and circulating documents ahead of meeting.</text:span></text:p>
          </table:table-cell>
          <table:table-cell table:number-columns-repeated="1018"/>
        </table:table-row>
        <table:table-row table:style-name="ro14">
          <table:table-cell office:value-type="float" office:value="61" calcext:value-type="float">
            <text:p>61</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Draft meeting minutes.</text:p>
          </table:table-cell>
          <table:table-cell table:style-name="ce6" office:value-type="string" calcext:value-type="string">
            <text:p><text:span text:style-name="T5">Draft meeting minutes</text:span><text:span text:style-name="T6">.</text:span></text:p>
            <text:p><text:span text:style-name="T4">Record and/or transcribe information from meeting or other formal proceedings in the form of minutes of meeting, transcribed dictation or recording of meeting, verbatim notes of client interview etc. in formats appropriate for review by the intended readers (e.g. internal memo for reference by the internal team v. formal minutes for approval by committee members).</text:span></text:p>
          </table:table-cell>
          <table:table-cell table:number-columns-repeated="1018"/>
        </table:table-row>
        <table:table-row table:style-name="ro14">
          <table:table-cell office:value-type="float" office:value="62" calcext:value-type="float">
            <text:p>62</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Communicate information in written formats.</text:p>
          </table:table-cell>
          <table:table-cell table:style-name="ce6" office:value-type="string" calcext:value-type="string">
            <text:p><text:span text:style-name="T3">Communicate information in written formats.</text:span></text:p>
            <text:p><text:span text:style-name="T4">Present ideas and information effectively, and with discretion and diplomacy where necessary, in the form of written communication to various audiences for various purposes.</text:span></text:p>
          </table:table-cell>
          <table:table-cell table:number-columns-repeated="1018"/>
        </table:table-row>
        <table:table-row table:style-name="ro14">
          <table:table-cell office:value-type="float" office:value="63" calcext:value-type="float">
            <text:p>63</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Manage team to deal with multiple work demands.</text:p>
          </table:table-cell>
          <table:table-cell table:style-name="ce6" office:value-type="string" calcext:value-type="string">
            <text:p><text:span text:style-name="T3">Manage team to deal with multiple work demands.</text:span></text:p>
            <text:p><text:span text:style-name="T4">Delegate and monitor work effectively, and provide guidance and support to team members to ensure high quality and timely completion of work.</text:span></text:p>
          </table:table-cell>
          <table:table-cell table:number-columns-repeated="1018"/>
        </table:table-row>
        <table:table-row table:style-name="ro3">
          <table:table-cell office:value-type="float" office:value="64" calcext:value-type="float">
            <text:p>6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Maintain information management processes. </text:p>
          </table:table-cell>
          <table:table-cell table:style-name="ce3" office:value-type="string" calcext:value-type="string">
            <text:p><text:span text:style-name="T1">Maintain information management processes. </text:span></text:p>
            <text:p><text:span text:style-name="T2">Apply appropriate organising and indexing techniques to create and maintain a hardcopy and softcopy filing system for a range of different types if documents, data and information.</text:span></text:p>
          </table:table-cell>
          <table:table-cell table:number-columns-repeated="1018"/>
        </table:table-row>
        <table:table-row table:style-name="ro14">
          <table:table-cell office:value-type="float" office:value="65" calcext:value-type="float">
            <text:p>65</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Perform online research.</text:p>
          </table:table-cell>
          <table:table-cell table:style-name="ce3" office:value-type="string" calcext:value-type="string">
            <text:p><text:span text:style-name="T1">Perform online research.</text:span></text:p>
            <text:p><text:span text:style-name="T2">Perform and report Internet research using appropriate information retrieval or search software.</text:span></text:p>
          </table:table-cell>
          <table:table-cell table:number-columns-repeated="1018"/>
        </table:table-row>
        <table:table-row table:style-name="ro14">
          <table:table-cell office:value-type="float" office:value="66" calcext:value-type="float">
            <text:p>66</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Perform presentation functions.</text:p>
          </table:table-cell>
          <table:table-cell table:style-name="ce3" office:value-type="string" calcext:value-type="string">
            <text:p><text:span text:style-name="T1">Perform presentation functions.</text:span></text:p>
            <text:p><text:span text:style-name="T2">Perform presentation functions to produce and manage presentation slides, audio-visual aids for client presentations, internal training etc using appropriate technology and software tools.</text:span></text:p>
          </table:table-cell>
          <table:table-cell table:number-columns-repeated="1018"/>
        </table:table-row>
        <table:table-row table:style-name="ro14">
          <table:table-cell office:value-type="float" office:value="67" calcext:value-type="float">
            <text:p>67</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Perform database functions.</text:p>
          </table:table-cell>
          <table:table-cell table:style-name="ce3" office:value-type="string" calcext:value-type="string">
            <text:p><text:span text:style-name="T1">Perform database functions.</text:span></text:p>
            <text:p><text:span text:style-name="T2">Perform database functions to manage information such as client details, billing and narratives, personal data, filing records etc using appropriate technology and software tools.</text:span></text:p>
          </table:table-cell>
          <table:table-cell table:number-columns-repeated="1018"/>
        </table:table-row>
        <table:table-row table:style-name="ro19">
          <table:table-cell office:value-type="float" office:value="68" calcext:value-type="float">
            <text:p>68</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Manage my own and my team's adaptability to change.</text:p>
          </table:table-cell>
          <table:table-cell table:style-name="ce3" office:value-type="string" calcext:value-type="string">
            <text:p><text:span text:style-name="T1">Manage self and team's adaptability to change.</text:span></text:p>
            <text:p><text:span text:style-name="T2">Maintain own and team's adaptability to changes in the nature, timelines and priority of tasks and adopt stress management techniques to deal with things not going to plan.</text:span></text:p>
          </table:table-cell>
          <table:table-cell table:number-columns-repeated="1018"/>
        </table:table-row>
        <table:table-row table:style-name="ro20">
          <table:table-cell office:value-type="float" office:value="69" calcext:value-type="float">
            <text:p>69</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Perform common risk management and compliance procedures.</text:p>
          </table:table-cell>
          <table:table-cell table:style-name="ce3" office:value-type="string" calcext:value-type="string">
            <text:p><text:span text:style-name="T1">Perform common risk management and compliance procedures.</text:span></text:p>
            <text:p><text:span text:style-name="T2">Explain perform and report Know-Your-Client, Anti-Money-Laundering, conflicts checks procedures as required under law and industry best practices.</text:span></text:p>
          </table:table-cell>
          <table:table-cell table:number-columns-repeated="1018"/>
        </table:table-row>
        <table:table-row table:style-name="ro20">
          <table:table-cell office:value-type="float" office:value="70" calcext:value-type="float">
            <text:p>70</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Manage client moneys.</text:p>
          </table:table-cell>
          <table:table-cell table:style-name="ce3" office:value-type="string" calcext:value-type="string">
            <text:p><text:span text:style-name="T1">Manage client moneys.</text:span></text:p>
            <text:p><text:span text:style-name="T2">Explain and perform procedures for dealing with client moneys as required under law and industry best practices.</text:span></text:p>
          </table:table-cell>
          <table:table-cell table:number-columns-repeated="1018"/>
        </table:table-row>
        <table:table-row table:style-name="ro20">
          <table:table-cell office:value-type="float" office:value="71" calcext:value-type="float">
            <text:p>71</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Manage time and plan work.</text:p>
          </table:table-cell>
          <table:table-cell table:style-name="ce3" office:value-type="string" calcext:value-type="string">
            <text:p><text:span text:style-name="T1">Manage time and plan work.</text:span></text:p>
            <text:p><text:span text:style-name="T2">Develop work plan and goals to prioritise and accomplish your work; and apply time management approaches to manage multiple urgent tasks, deliver work according to deadlines, and without compromising on quality.</text:span></text:p>
          </table:table-cell>
          <table:table-cell table:number-columns-repeated="1018"/>
        </table:table-row>
        <table:table-row table:style-name="ro20">
          <table:table-cell office:value-type="float" office:value="72" calcext:value-type="float">
            <text:p>72</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Use feedback and reflection for professional improvement.</text:p>
          </table:table-cell>
          <table:table-cell table:style-name="ce3" office:value-type="string" calcext:value-type="string">
            <text:p><text:span text:style-name="T1">Use feedback and reflection for professional improvement.</text:span></text:p>
            <text:p><text:span text:style-name="T2">Reflect on experiences and mistakes, and actively solicit feedback from colleagues and line manager to identify areas for improvement and training needs.</text:span></text:p>
          </table:table-cell>
          <table:table-cell table:number-columns-repeated="1018"/>
        </table:table-row>
        <table:table-row table:style-name="ro21">
          <table:table-cell office:value-type="float" office:value="73" calcext:value-type="float">
            <text:p>73</text:p>
          </table:table-cell>
          <table:table-cell office:value-type="string" calcext:value-type="string">
            <text:p>Legal Support</text:p>
          </table:table-cell>
          <table:table-cell table:style-name="ce3" office:value-type="string" calcext:value-type="string">
            <text:p>Civil Litigation</text:p>
          </table:table-cell>
          <table:table-cell office:value-type="string" calcext:value-type="string">
            <text:p>Specialisms</text:p>
          </table:table-cell>
          <table:table-cell table:number-columns-repeated="2" table:style-name="ce6" office:value-type="string" calcext:value-type="string">
            <text:p>Explain and perform the key administrative processes and procedures involved in a civil litigation practice.</text:p>
          </table:table-cell>
          <table:table-cell table:number-columns-repeated="1018"/>
        </table:table-row>
        <table:table-row table:style-name="ro21">
          <table:table-cell office:value-type="float" office:value="74" calcext:value-type="float">
            <text:p>74</text:p>
          </table:table-cell>
          <table:table-cell office:value-type="string" calcext:value-type="string">
            <text:p>Legal Support</text:p>
          </table:table-cell>
          <table:table-cell table:style-name="ce3" office:value-type="string" calcext:value-type="string">
            <text:p>Civil Litigation</text:p>
          </table:table-cell>
          <table:table-cell office:value-type="string" calcext:value-type="string">
            <text:p>Specialisms</text:p>
          </table:table-cell>
          <table:table-cell table:number-columns-repeated="2" table:style-name="ce6" office:value-type="string" calcext:value-type="string">
            <text:p>Identify and use the key legal terminology and standard forms and precedents involved in a civil litigation practice.</text:p>
          </table:table-cell>
          <table:table-cell table:number-columns-repeated="1018"/>
        </table:table-row>
        <table:table-row table:style-name="ro21">
          <table:table-cell office:value-type="float" office:value="75" calcext:value-type="float">
            <text:p>75</text:p>
          </table:table-cell>
          <table:table-cell office:value-type="string" calcext:value-type="string">
            <text:p>Legal Support</text:p>
          </table:table-cell>
          <table:table-cell table:style-name="ce3" office:value-type="string" calcext:value-type="string">
            <text:p>Criminal Litigation</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criminal litigation practice.</text:p>
          </table:table-cell>
          <table:table-cell table:number-columns-repeated="1018"/>
        </table:table-row>
        <table:table-row table:style-name="ro21">
          <table:table-cell office:value-type="float" office:value="76" calcext:value-type="float">
            <text:p>76</text:p>
          </table:table-cell>
          <table:table-cell office:value-type="string" calcext:value-type="string">
            <text:p>Legal Support</text:p>
          </table:table-cell>
          <table:table-cell table:style-name="ce3" office:value-type="string" calcext:value-type="string">
            <text:p>Criminal Litigation</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criminal litigation practice.</text:p>
          </table:table-cell>
          <table:table-cell table:number-columns-repeated="1018"/>
        </table:table-row>
        <table:table-row table:style-name="ro22">
          <table:table-cell office:value-type="float" office:value="77" calcext:value-type="float">
            <text:p>77</text:p>
          </table:table-cell>
          <table:table-cell office:value-type="string" calcext:value-type="string">
            <text:p>Legal Support</text:p>
          </table:table-cell>
          <table:table-cell table:style-name="ce3" office:value-type="string" calcext:value-type="string">
            <text:p>Corporate/Commercial Transactions</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corporate/commercial transactions practice.</text:p>
          </table:table-cell>
          <table:table-cell table:number-columns-repeated="1018"/>
        </table:table-row>
        <table:table-row table:style-name="ro22">
          <table:table-cell office:value-type="float" office:value="78" calcext:value-type="float">
            <text:p>78</text:p>
          </table:table-cell>
          <table:table-cell office:value-type="string" calcext:value-type="string">
            <text:p>Legal Support</text:p>
          </table:table-cell>
          <table:table-cell table:style-name="ce3" office:value-type="string" calcext:value-type="string">
            <text:p>Corporate/Commercial Transactions</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corporate/commercial transactions practice.</text:p>
          </table:table-cell>
          <table:table-cell table:number-columns-repeated="1018"/>
        </table:table-row>
        <table:table-row table:style-name="ro21">
          <table:table-cell office:value-type="float" office:value="79" calcext:value-type="float">
            <text:p>79</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family law practice.</text:p>
          </table:table-cell>
          <table:table-cell table:number-columns-repeated="1018"/>
        </table:table-row>
        <table:table-row table:style-name="ro21">
          <table:table-cell office:value-type="float" office:value="80" calcext:value-type="float">
            <text:p>80</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family law practice.</text:p>
          </table:table-cell>
          <table:table-cell table:number-columns-repeated="1018"/>
        </table:table-row>
        <table:table-row table:style-name="ro21">
          <table:table-cell office:value-type="float" office:value="81" calcext:value-type="float">
            <text:p>81</text:p>
          </table:table-cell>
          <table:table-cell office:value-type="string" calcext:value-type="string">
            <text:p>Legal Support</text:p>
          </table:table-cell>
          <table:table-cell table:style-name="ce3" office:value-type="string" calcext:value-type="string">
            <text:p>NIMA-PIMA</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NIMA-PIMA practice.</text:p>
          </table:table-cell>
          <table:table-cell table:number-columns-repeated="1018"/>
        </table:table-row>
        <table:table-row table:style-name="ro21">
          <table:table-cell office:value-type="float" office:value="82" calcext:value-type="float">
            <text:p>82</text:p>
          </table:table-cell>
          <table:table-cell office:value-type="string" calcext:value-type="string">
            <text:p>Legal Support</text:p>
          </table:table-cell>
          <table:table-cell table:style-name="ce3" office:value-type="string" calcext:value-type="string">
            <text:p>NIMA-PIMA</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NIMA-PIMA practice.</text:p>
          </table:table-cell>
          <table:table-cell table:number-columns-repeated="1018"/>
        </table:table-row>
        <table:table-row table:style-name="ro21">
          <table:table-cell office:value-type="float" office:value="83" calcext:value-type="float">
            <text:p>83</text:p>
          </table:table-cell>
          <table:table-cell office:value-type="string" calcext:value-type="string">
            <text:p>Legal Support</text:p>
          </table:table-cell>
          <table:table-cell table:style-name="ce3" office:value-type="string" calcext:value-type="string">
            <text:p>Conveyancing</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conveyancing law practice.</text:p>
          </table:table-cell>
          <table:table-cell table:number-columns-repeated="1018"/>
        </table:table-row>
        <table:table-row table:style-name="ro21">
          <table:table-cell office:value-type="float" office:value="84" calcext:value-type="float">
            <text:p>84</text:p>
          </table:table-cell>
          <table:table-cell office:value-type="string" calcext:value-type="string">
            <text:p>Legal Support</text:p>
          </table:table-cell>
          <table:table-cell table:style-name="ce3" office:value-type="string" calcext:value-type="string">
            <text:p>Conveyancing</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conveyancing law practice.</text:p>
          </table:table-cell>
          <table:table-cell table:number-columns-repeated="1018"/>
        </table:table-row>
        <table:table-row table:style-name="ro23">
          <table:table-cell office:value-type="float" office:value="85" calcext:value-type="float">
            <text:p>85</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Perform receptionist duties</text:p>
          </table:table-cell>
          <table:table-cell table:style-name="ce3" office:value-type="string" calcext:value-type="string">
            <text:p><text:span text:style-name="T1">Perform receptionist duties.</text:span></text:p>
            <text:p><text:span text:style-name="T2">Perform receptionist duties (e.g. receive phone calls and visitors; respond to simple public enquiries or re-direct enquiries appropriately; take and communicate messages; make file note of significant conversations/encounters etc.); manage and document incoming and outgoing mail and deliveries; perform scheduling duties (e.g. carpark clearance; meeting room bookings; travel reservations; scheduling appointments; sending appointment notifications and reminders etc.), using appropriate workplace technologies and procedures.</text:span></text:p>
          </table:table-cell>
          <table:table-cell table:number-columns-repeated="1018"/>
        </table:table-row>
        <table:table-row table:style-name="ro14">
          <table:table-cell office:value-type="float" office:value="86" calcext:value-type="float">
            <text:p>86</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Perform word-processing duties.</text:p>
          </table:table-cell>
          <table:table-cell table:style-name="ce3" office:value-type="string" calcext:value-type="string">
            <text:p><text:span text:style-name="T1">Perform word-processing duties.</text:span></text:p>
            <text:p><text:span text:style-name="T2">Type and format standard business correspondence and legal documents (e.g. letters, billing statements, file notes, pleadings, contracts etc.) using relevant house-styles, templates, standard forms and other applicable guidelines, for review by legal professional; and thereafter promptly make any amendments and seek instructions.</text:span></text:p>
          </table:table-cell>
          <table:table-cell table:number-columns-repeated="1018"/>
        </table:table-row>
        <table:table-row table:style-name="ro3">
          <table:table-cell office:value-type="float" office:value="87" calcext:value-type="float">
            <text:p>87</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Coordinate routine office maintenance and procurement duties.</text:p>
          </table:table-cell>
          <table:table-cell table:style-name="ce3" office:value-type="string" calcext:value-type="string">
            <text:p><text:span text:style-name="T1">Coordinate routine office maintenance and procurement duties. </text:span></text:p>
            <text:p><text:span text:style-name="T2">Determine the need for and then coordinate the requisition of office supplies or equipment, and any repair or maintenance work needed on office premises, in accordance with applicable procurement protocols and as directed by supervisor.</text:span></text:p>
          </table:table-cell>
          <table:table-cell table:number-columns-repeated="1018"/>
        </table:table-row>
        <table:table-row table:style-name="ro3">
          <table:table-cell office:value-type="float" office:value="88" calcext:value-type="float">
            <text:p>88</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Proofread printed and digital documents.</text:p>
          </table:table-cell>
          <table:table-cell table:style-name="ce3" office:value-type="string" calcext:value-type="string">
            <text:p><text:span text:style-name="T1">Proofread printed and digital documents.</text:span></text:p>
            <text:p><text:span text:style-name="T2">Proofread written correspondence and documents prepared for grammatical, spelling and content accuracy, and to ensure proper formatting (having regard to the SAL Style Manual for the proper formatting of case citations); and communicate findings and seek instructions.</text:span></text:p>
          </table:table-cell>
          <table:table-cell table:number-columns-repeated="1018"/>
        </table:table-row>
        <table:table-row table:style-name="ro3">
          <table:table-cell office:value-type="float" office:value="89" calcext:value-type="float">
            <text:p>89</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Communicate appropriately and effectively.</text:p>
          </table:table-cell>
          <table:table-cell table:style-name="ce6" office:value-type="string" calcext:value-type="string">
            <text:p><text:span text:style-name="T3">Communicate appropriately and effectively.</text:span></text:p>
            <text:p><text:span text:style-name="T4">Communicate verbally and via email or other written formats with internal and external parties to convey information in a timely, accurate, appropriate and professional manner.</text:span></text:p>
          </table:table-cell>
          <table:table-cell table:number-columns-repeated="1018"/>
        </table:table-row>
        <table:table-row table:style-name="ro12">
          <table:table-cell office:value-type="float" office:value="90" calcext:value-type="float">
            <text:p>90</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Use the English language correctly.</text:p>
          </table:table-cell>
          <table:table-cell table:style-name="ce6" office:value-type="string" calcext:value-type="string">
            <text:p><text:span text:style-name="T3">Use the English language correctly.</text:span></text:p>
            <text:p><text:span text:style-name="T4">Apply Plain English and correct grammar, syntax, spelling and punctuation in written and spoken correspondence.</text:span></text:p>
          </table:table-cell>
          <table:table-cell table:number-columns-repeated="1018"/>
        </table:table-row>
        <table:table-row table:style-name="ro12">
          <table:table-cell office:value-type="float" office:value="91" calcext:value-type="float">
            <text:p>91</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Use legal terminology correctly.</text:p>
          </table:table-cell>
          <table:table-cell table:style-name="ce3" office:value-type="string" calcext:value-type="string">
            <text:p><text:span text:style-name="T1">Use legal terminology correctly.</text:span></text:p>
            <text:p><text:span text:style-name="T2">Recall and apply basic legal terminology encountered in the course of routine work correctly.</text:span></text:p>
          </table:table-cell>
          <table:table-cell table:number-columns-repeated="1018"/>
        </table:table-row>
        <table:table-row table:style-name="ro3">
          <table:table-cell office:value-type="float" office:value="92" calcext:value-type="float">
            <text:p>92</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Take instructions and seek clarification to complete tasks.</text:p>
          </table:table-cell>
          <table:table-cell table:style-name="ce3" office:value-type="string" calcext:value-type="string">
            <text:p><text:span text:style-name="T1">Take instructions and seek clarification to complete tasks.</text:span></text:p>
            <text:p><text:span text:style-name="T2">Apply active listening and questioning methods to understand and seek clarification of written or spoken instructions as needed in order to complete tasks appropriately.</text:span></text:p>
          </table:table-cell>
          <table:table-cell table:number-columns-repeated="1018"/>
        </table:table-row>
        <table:table-row table:style-name="ro14">
          <table:table-cell office:value-type="float" office:value="93" calcext:value-type="float">
            <text:p>93</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Operate common workplace technologies. </text:p>
          </table:table-cell>
          <table:table-cell table:style-name="ce3" office:value-type="string" calcext:value-type="string">
            <text:p><text:span text:style-name="T1">Operate common workplace technologies. </text:span></text:p>
            <text:p><text:span text:style-name="T2">Operate workplace technologies such as the personal computer, photocopier/scanner/fax machine, typewriter etc to perform daily duties especially email and word processing functions, and using appropriate tools for producing legal documents.</text:span></text:p>
          </table:table-cell>
          <table:table-cell table:number-columns-repeated="1018"/>
        </table:table-row>
        <table:table-row table:style-name="ro14">
          <table:table-cell office:value-type="float" office:value="94" calcext:value-type="float">
            <text:p>94</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Comply with data management best practices.</text:p>
          </table:table-cell>
          <table:table-cell table:style-name="ce3" office:value-type="string" calcext:value-type="string">
            <text:p><text:span text:style-name="T1">Comply with data management best practices.</text:span></text:p>
            <text:p><text:span text:style-name="T2">Perform the recording, filing, organising and maintanence of documents, correspondence and other data in hardopy and softcopy (this includes performing data entry tasks and using document management and customer relationship management software).</text:span></text:p>
          </table:table-cell>
          <table:table-cell table:number-columns-repeated="1018"/>
        </table:table-row>
        <table:table-row table:style-name="ro14">
          <table:table-cell office:value-type="float" office:value="95" calcext:value-type="float">
            <text:p>95</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Use common legal portals for administrative tasks.</text:p>
          </table:table-cell>
          <table:table-cell table:style-name="ce6" office:value-type="string" calcext:value-type="string">
            <text:p><text:span text:style-name="T3">Use common legal portals for administrative tasks.</text:span></text:p>
            <text:p><text:span text:style-name="T4">Perform standard-form completion and submission, searches, official filings, lodgements, notifications etc. relevant to your area of work.</text:span></text:p>
          </table:table-cell>
          <table:table-cell table:number-columns-repeated="1018"/>
        </table:table-row>
        <table:table-row table:style-name="ro14">
          <table:table-cell office:value-type="float" office:value="96" calcext:value-type="float">
            <text:p>96</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table:style-name="ce3" office:value-type="string" calcext:value-type="string">
            <text:p>Use sources of information to understand work and workplace.</text:p>
          </table:table-cell>
          <table:table-cell table:style-name="ce6" office:value-type="string" calcext:value-type="string">
            <text:p><text:span text:style-name="T3">Use sources of information to understand work and workplace.</text:span></text:p>
            <text:p><text:span text:style-name="T4">Identify and and use key sources of information about your firm/department and its work in performing your duties, where appropriate using relevant database query, information retrieval or search software.</text:span></text:p>
          </table:table-cell>
          <table:table-cell table:number-columns-repeated="1018"/>
        </table:table-row>
        <table:table-row table:style-name="ro3">
          <table:table-cell office:value-type="float" office:value="97" calcext:value-type="float">
            <text:p>97</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Comply with legal industry protocols and norms.</text:p>
          </table:table-cell>
          <table:table-cell table:style-name="ce3" office:value-type="string" calcext:value-type="string">
            <text:p><text:span text:style-name="T1">Comply with legal industry protocols and norms.</text:span></text:p>
            <text:p><text:span text:style-name="T2">Apply protocols for interactions with representatives of the Court, government agencies, other legal professionals in the course of work, including appropriate forms of address, acting with courtesy, and maintaining confidentiality. </text:span></text:p>
          </table:table-cell>
          <table:table-cell table:number-columns-repeated="1018"/>
        </table:table-row>
        <table:table-row table:style-name="ro12">
          <table:table-cell office:value-type="float" office:value="98" calcext:value-type="float">
            <text:p>98</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Act with professionalism.</text:p>
          </table:table-cell>
          <table:table-cell table:style-name="ce3" office:value-type="string" calcext:value-type="string">
            <text:p><text:span text:style-name="T1">Act with professionalism.</text:span></text:p>
            <text:p><text:span text:style-name="T2">Project a positive image of yourself, your organisation and the legal industry and perform duties with mindfulness, diligence and integrity.</text:span></text:p>
          </table:table-cell>
          <table:table-cell table:number-columns-repeated="1018"/>
        </table:table-row>
        <table:table-row table:style-name="ro3">
          <table:table-cell office:value-type="float" office:value="99" calcext:value-type="float">
            <text:p>99</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Comply with duties of confidentiality. </text:p>
          </table:table-cell>
          <table:table-cell table:style-name="ce3" office:value-type="string" calcext:value-type="string">
            <text:p><text:span text:style-name="T1">Comply with duties of confidentiality.</text:span><text:span text:style-name="T7"> </text:span></text:p>
            <text:p><text:span text:style-name="T2">Explain and comply with duties of confidentiality and data protection obligations, and obtain and retain personal data from clients, employees and other third-parties as needed and in compliance with data protection best practices.</text:span></text:p>
          </table:table-cell>
          <table:table-cell table:number-columns-repeated="1018"/>
        </table:table-row>
        <table:table-row table:style-name="ro3">
          <table:table-cell office:value-type="float" office:value="100" calcext:value-type="float">
            <text:p>100</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Appreciate work within Singapore legal landscape. </text:p>
          </table:table-cell>
          <table:table-cell table:style-name="ce3" office:value-type="string" calcext:value-type="string">
            <text:p><text:span text:style-name="T1">Appreciate work within Singapore legal landscape. </text:span></text:p>
            <text:p><text:span text:style-name="T2">Explain the key characteristics and goals of the Singapore legal industry and identify the functions and contributions of legal support roles within this bigger picture and within the context of your specific organisation.</text:span></text:p>
          </table:table-cell>
          <table:table-cell table:number-columns-repeated="1018"/>
        </table:table-row>
        <table:table-row table:style-name="ro24">
          <table:table-cell office:value-type="float" office:value="101" calcext:value-type="float">
            <text:p>101</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Comply with professional ethical requirements.</text:p>
          </table:table-cell>
          <table:table-cell table:style-name="ce3" office:value-type="string" calcext:value-type="string">
            <text:p><text:span text:style-name="T1">Comply with professional ethical requirements.</text:span></text:p>
            <text:p><text:span text:style-name="T2">Identify and comply with the ethical requirements of the profession (which includes understanding the key provisions of the the Legal Profession (Professional Conduct) Rules and Solicitors' Accounts Rules on the work of legal support roles) and your organisation's code of conduct (which includes your organisation's procedures and guidelines on use of IT and other office resources).</text:span></text:p>
          </table:table-cell>
          <table:table-cell table:number-columns-repeated="1018"/>
        </table:table-row>
        <table:table-row table:style-name="ro3">
          <table:table-cell office:value-type="float" office:value="102" calcext:value-type="float">
            <text:p>102</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Work within set boundaries.</text:p>
          </table:table-cell>
          <table:table-cell table:style-name="ce3" office:value-type="string" calcext:value-type="string">
            <text:p><text:span text:style-name="T1">Work within set boundaries.</text:span></text:p>
            <text:p><text:span text:style-name="T2">Seek clarification on scope of authority and ask for advice on how/who to escalate matter to if you perceive a problem has arisen or might arise in the course of your work.</text:span></text:p>
          </table:table-cell>
          <table:table-cell table:number-columns-repeated="1018"/>
        </table:table-row>
        <table:table-row table:style-name="ro12">
          <table:table-cell office:value-type="float" office:value="103" calcext:value-type="float">
            <text:p>103</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Comply with grievance and disciplinary policies.</text:p>
          </table:table-cell>
          <table:table-cell table:style-name="ce3" office:value-type="string" calcext:value-type="string">
            <text:p><text:span text:style-name="T1">Comply with grievance and disciplinary policies.</text:span></text:p>
            <text:p><text:span text:style-name="T2">Explain and comply with complaints, grievance, whistle-blowing and disciplinary procedures and guidelines.</text:span></text:p>
          </table:table-cell>
          <table:table-cell table:number-columns-repeated="1018"/>
        </table:table-row>
        <table:table-row table:style-name="ro1" table:number-rows-repeated="104847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pitch="variable"/>
    <style:font-face style:name="Arial" svg:font-family="Arial" style:font-family-generic="swiss"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SG"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currency-style style:name="N124P0" style:volatile="true">
      <number:currency-symbol>$</number:currency-symbol>
      <number:number number:decimal-places="2" loext:min-decimal-places="2" number:min-integer-digits="1" number:grouping="true"/>
    </number:currency-style>
    <number:currency-style style:name="N124">
      <style:text-properties fo:color="#ff0000"/>
      <number:text>-</number:text>
      <number:currency-symbol>$</number:currency-symbol>
      <number:number number:decimal-places="2" loext:min-decimal-places="2" number:min-integer-digits="1" number:grouping="true"/>
      <style:map style:condition="value()&gt;=0" style:apply-style-name="N124P0"/>
    </number:currency-style>
    <number:number-style style:name="N125P0" style:volatile="true">
      <number:number number:decimal-places="0" loext:min-decimal-places="0" number:min-integer-digits="1" number:grouping="true"/>
    </number:number-style>
    <number:number-style style:name="N125">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0" loext:min-decimal-places="0" number:min-integer-digits="1" number:grouping="true"/>
    </number:number-style>
    <number:number-style style:name="N126">
      <style:text-properties fo:color="#ff0000"/>
      <number:text>-</number:text>
      <number:number number:decimal-places="0" loext:min-decimal-places="0"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loext:text>
      <loext:fill-character> </loext:fill-character>
      <number:number number:decimal-places="0" loext:min-decimal-places="0" number:min-integer-digits="1" number:grouping="true"/>
      <number:text> </number:text>
    </number:number-style>
    <number:number-style style:name="N132P2" style:volatile="true">
      <loext:text> </loext:text>
      <loext:fill-character> </loext: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9">00/00/0000</text:date>, <text:time style:data-style-name="N2" text:time-value="16:41:22.07905606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2H58M34S</meta:editing-duration>
    <meta:editing-cycles>22</meta:editing-cycles>
    <meta:generator>LibreOffice/5.2.2.2$Linux_X86_64 LibreOffice_project/20m0$Build-2</meta:generator>
    <dc:date>2017-08-29T16:45:42.915548613</dc:date>
    <meta:document-statistic meta:table-count="1" meta:cell-count="543" meta:object-count="0"/>
    <meta:user-defined meta:name="Info 1"/>
    <meta:user-defined meta:name="Info 2"/>
    <meta:user-defined meta:name="Info 3"/>
    <meta:user-defined meta:name="Info 4"/>
  </office:meta>
</office:document-meta>
</file>